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1e1ab" officeooo:paragraph-rsid="0011e1ab" style:font-size-asian="16pt" style:font-size-complex="16pt"/>
    </style:style>
    <style:style style:name="P2" style:family="paragraph" style:parent-style-name="Standard">
      <style:text-properties fo:font-size="16pt" officeooo:rsid="0011e1ab" officeooo:paragraph-rsid="0011e1ab" style:font-size-asian="16pt" style:font-size-complex="16pt"/>
    </style:style>
    <style:style style:name="P3" style:family="paragraph" style:parent-style-name="Standard">
      <style:text-properties fo:font-size="16pt" officeooo:rsid="00135a7d" officeooo:paragraph-rsid="00135a7d" style:font-size-asian="16pt" style:font-size-complex="16pt"/>
    </style:style>
    <style:style style:name="P4" style:family="paragraph" style:parent-style-name="Standard">
      <style:text-properties fo:font-size="16pt" officeooo:rsid="00143cdb" officeooo:paragraph-rsid="00143cdb" style:font-size-asian="16pt" style:font-size-complex="16pt"/>
    </style:style>
    <style:style style:name="P5" style:family="paragraph" style:parent-style-name="Standard">
      <style:text-properties fo:font-size="16pt" fo:font-weight="bold" officeooo:rsid="00143cdb" officeooo:paragraph-rsid="00143cd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35a7d" officeooo:paragraph-rsid="00135a7d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fo:font-size="16pt" officeooo:rsid="00143cdb" officeooo:paragraph-rsid="00143cdb" style:font-size-asian="16pt" style:font-size-complex="16pt"/>
    </style:style>
    <style:style style:name="P8" style:family="paragraph" style:parent-style-name="Preformatted_20_Text">
      <style:text-properties fo:font-variant="normal" fo:text-transform="none" fo:color="#000000" style:font-name="monospace" fo:font-size="16pt" fo:letter-spacing="normal" fo:font-style="normal" fo:font-weight="normal" officeooo:rsid="00143cdb" officeooo:paragraph-rsid="00143cdb" style:font-size-asian="16pt" style:font-size-complex="16pt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fo:font-variant="normal" fo:text-transform="none" fo:color="#000000" style:font-name="monospace" fo:font-size="16pt" fo:letter-spacing="normal" fo:font-style="normal" fo:font-weight="normal" style:font-size-asian="16pt" style:font-size-complex="16pt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fo:font-variant="normal" fo:text-transform="none" fo:color="#000000" style:font-name="monospace" fo:font-size="16pt" fo:letter-spacing="normal" fo:font-style="italic" fo:font-weight="normal" style:font-size-asian="16pt" style:font-size-complex="16pt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fo:font-variant="normal" fo:text-transform="none" fo:color="#000000" fo:font-size="16pt" fo:letter-spacing="normal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3333"/>
    </style:style>
    <style:style style:name="T3" style:family="text">
      <style:text-properties fo:color="#993333" style:font-name="monospace" fo:font-size="10.5pt" fo:font-style="normal" fo:font-weight="normal"/>
    </style:style>
    <style:style style:name="T4" style:family="text">
      <style:text-properties fo:color="#009900"/>
    </style:style>
    <style:style style:name="T5" style:family="text">
      <style:text-properties fo:color="#009900" style:font-name="monospace" fo:font-size="10.5pt" fo:font-style="normal" fo:font-weight="normal"/>
    </style:style>
    <style:style style:name="T6" style:family="text">
      <style:text-properties fo:color="#339933"/>
    </style:style>
    <style:style style:name="T7" style:family="text">
      <style:text-properties fo:color="#339933" style:font-name="monospace" fo:font-size="10.5pt" fo:font-style="normal" fo:font-weight="normal"/>
    </style:style>
    <style:style style:name="T8" style:family="text">
      <style:text-properties style:font-name="monospace" fo:font-style="normal" fo:font-weight="normal"/>
    </style:style>
    <style:style style:name="T9" style:family="text">
      <style:text-properties style:font-name="monospace" fo:font-style="normal" fo:font-weight="bold"/>
    </style:style>
    <style:style style:name="T10" style:family="text">
      <style:text-properties style:font-name="monospace" fo:font-size="10.5pt" fo:font-style="normal" fo:font-weight="normal"/>
    </style:style>
    <style:style style:name="T11" style:family="text">
      <style:text-properties style:font-name="monospace" fo:font-size="10.5pt" fo:font-style="normal" fo:font-weight="bold"/>
    </style:style>
    <style:style style:name="T12" style:family="text">
      <style:text-properties fo:color="#b1b100" style:font-name="monospace" fo:font-size="10.5pt" fo:font-style="normal" fo:font-weight="normal"/>
    </style:style>
    <style:style style:name="T13" style:family="text">
      <style:text-properties fo:color="#0000dd" style:font-name="monospace" fo:font-size="10.5pt" fo:font-style="normal" fo:font-weight="normal"/>
    </style:style>
    <style:style style:name="T14" style:family="text">
      <style:text-properties fo:color="#000066" style:font-name="monospace" fo:font-size="10.5pt" fo:font-style="normal" fo:font-weight="normal"/>
    </style:style>
    <style:style style:name="T15" style:family="text">
      <style:text-properties fo:color="#ff0000" style:font-name="monospace" fo:font-size="10.5pt" fo:font-style="normal" fo:font-weight="normal"/>
    </style:style>
    <style:style style:name="T16" style:family="text">
      <style:text-properties fo:color="#000099" style:font-name="monospace" fo:font-size="10.5pt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0 q3D.c 2010</text:p>
      <text:p text:style-name="P1">#include &lt;stdio.h&gt;</text:p>
      <text:p text:style-name="P1">#include &lt;string.h&gt;</text:p>
      <text:p text:style-name="P1">#define SIZE 5</text:p>
      <text:p text:style-name="P1">int main() {</text:p>
      <text:p text:style-name="P1"><text:tab/>char a1 [] = "ABCD", a2 [] = "abcdef", a3 [] = "12345";</text:p>
      <text:p text:style-name="P1"><text:tab/>strcpy(a1, a2);</text:p>
      <text:p text:style-name="P1"><text:tab/>strcat(a2, a3);</text:p>
      <text:p text:style-name="P1"><text:tab/>return 0;</text:p>
      <text:p text:style-name="P1">}</text:p>
      <text:p text:style-name="P1"/>
      <text:p text:style-name="P1">/**</text:p>
      <text:p text:style-name="P1">stpcpy can be problematic if the max character length of destination is shorter than max character length of source</text:p>
      <text:p text:style-name="P1">strcat can be problematic if the the max character length of source is shorter than character length of the source and</text:p>
      <text:p text:style-name="P1">destination combined*/</text:p>
      <text:p text:style-name="P1"/>
      <text:p text:style-name="P1">Q5A 2010</text:p>
      <text:p text:style-name="P1">void swap (char* c1, char* c2) {</text:p>
      <text:p text:style-name="P1"><text:tab/>char tmp = &amp;c1;</text:p>
      <text:p text:style-name="P1"><text:tab/>c1 = c2;</text:p>
      <text:p text:style-name="P1"><text:tab/>c2 = tmp;</text:p>
      <text:p text:style-name="P1">}</text:p>
      <text:p text:style-name="P1"/>
      <text:p text:style-name="P1">Q5B 2010</text:p>
      <text:p text:style-name="P1">void (char* str) {</text:p>
      <text:p text:style-name="P1"><text:tab/>char * begin <text:s/>= str;</text:p>
      <text:p text:style-name="P1"><text:tab/>char * end = str;</text:p>
      <text:p text:style-name="P1"><text:s/></text:p>
      <text:p text:style-name="P1"><text:tab/>for (c = 0; c &lt; strlen(str) - 1; c++)</text:p>
      <text:p text:style-name="P1"><text:tab/><text:tab/>end++;</text:p>
      <text:p text:style-name="P1"><text:s/></text:p>
      <text:p text:style-name="P1"><text:tab/>for (c = 0; c &lt; strlen(str)/2; c++)</text:p>
      <text:p text:style-name="P1"><text:tab/>{ <text:s text:c="7"/></text:p>
      <text:p text:style-name="P1"><text:s text:c="6"/>char temp <text:s text:c="2"/>= *end;</text:p>
      <text:p text:style-name="P1"><text:s text:c="6"/>*end <text:s text:c="2"/>= *begin;</text:p>
      <text:p text:style-name="P1"><text:s text:c="6"/>*begin = temp;</text:p>
      <text:p text:style-name="P1"><text:s/></text:p>
      <text:p text:style-name="P1"><text:s text:c="6"/>begin++;</text:p>
      <text:p text:style-name="P1"><text:s text:c="6"/>end--;</text:p>
      <text:p text:style-name="P1"><text:tab/>}</text:p>
      <text:p text:style-name="P1">}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6A and B 2010</text:p>
      <text:p text:style-name="P1">#define Node_Size sizeof(Node)</text:p>
      <text:p text:style-name="P1"/>
      <text:p text:style-name="P1">typedef struct node</text:p>
      <text:p text:style-name="P1">{ </text:p>
      <text:p text:style-name="P1"><text:tab/>char data;</text:p>
      <text:p text:style-name="P1"><text:tab/>struct node *next;</text:p>
      <text:p text:style-name="P1">} Node;</text:p>
      <text:p text:style-name="P1"/>
      <text:p text:style-name="P1">typedef Node *ptrNode;</text:p>
      <text:p text:style-name="P1"/>
      <text:p text:style-name="P1">ptrNode createlisti(char*); /* iteration */</text:p>
      <text:p text:style-name="P1">ptrNode createlistr(char*); /* recursion */</text:p>
      <text:p text:style-name="P1">/*************************************************************/</text:p>
      <text:p text:style-name="P1"/>
      <text:p text:style-name="P1">ptrNode createlisti(char *s) /* create a list by iteration */</text:p>
      <text:p text:style-name="P1">{ </text:p>
      <text:p text:style-name="P1"><text:tab/>ptrNode head = NULL, tail; /* make head and tail, head */</text:p>
      <text:p text:style-name="P1"><text:tab/>int i; <text:tab/><text:tab/><text:tab/><text:tab/><text:tab/><text:tab/>/* is going to be returned */</text:p>
      <text:p text:style-name="P1"><text:tab/>if (s[0]!='\0') {</text:p>
      <text:p text:style-name="P1"><text:tab/><text:tab/>head = malloc(Node_Size); /* create the first node */</text:p>
      <text:p text:style-name="P1"><text:tab/><text:tab/>tail = head;</text:p>
      <text:p text:style-name="P1"><text:tab/><text:tab/>tail-&gt;data = s[0];</text:p>
      <text:p text:style-name="P1"><text:tab/><text:tab/>for (i=1; s[i]!='\0'; i++) { /* create the other nodes */</text:p>
      <text:p text:style-name="P1"><text:tab/><text:tab/><text:tab/>tail-&gt;next = malloc(Node_Size); /* this is the pointer(next) */</text:p>
      <text:p text:style-name="P1"><text:tab/><text:tab/><text:tab/>tail = tail-&gt;next; <text:tab/><text:tab/><text:tab/><text:tab/>/* in the previous node */</text:p>
      <text:p text:style-name="P1"><text:tab/><text:tab/><text:tab/>tail-&gt;data = s[i]; /* this is the data in the current node */</text:p>
      <text:p text:style-name="P1"><text:tab/><text:tab/>}</text:p>
      <text:p text:style-name="P1"><text:tab/><text:tab/>tail-&gt;next = NULL; /* the pointer in the last node*/</text:p>
      <text:p text:style-name="P1"><text:tab/>}</text:p>
      <text:p text:style-name="P1"><text:tab/>return head; /* return head so that we know where the list is */</text:p>
      <text:p text:style-name="P1">}</text:p>
      <text:p text:style-name="P1"/>
      <text:p text:style-name="P1">ptrNode createlistr(char *s) /* list by recursion */</text:p>
      <text:p text:style-name="P1">{ </text:p>
      <text:p text:style-name="P1"><text:tab/>if (s[0] == '\0') /* base case */</text:p>
      <text:p text:style-name="P1"><text:tab/><text:tab/>return NULL;</text:p>
      <text:p text:style-name="P1"><text:tab/>else { /* general recursive case */</text:p>
      <text:p text:style-name="P1"><text:tab/><text:tab/>ptrNode head = malloc(Node_Size);</text:p>
      <text:p text:style-name="P1"><text:tab/><text:tab/>/* create a node */</text:p>
      <text:p text:style-name="P1"><text:tab/><text:tab/>head-&gt;data = s[0];</text:p>
      <text:p text:style-name="P1"><text:tab/><text:tab/>/* assign the 1st character to the node */</text:p>
      <text:p text:style-name="P1"><text:tab/><text:tab/>head-&gt;next = createlistr(s+1);</text:p>
      <text:p text:style-name="P1"><text:tab/><text:tab/>/* point to next node */</text:p>
      <text:p text:style-name="P1"><text:soft-page-break/><text:tab/><text:tab/>/* shift the string by one character */</text:p>
      <text:p text:style-name="P1"><text:tab/><text:tab/>/* until s[0] == ‘\0’ */</text:p>
      <text:p text:style-name="P1"><text:tab/><text:tab/>return head; /* return head so that */</text:p>
      <text:p text:style-name="P1"><text:tab/>} <text:tab/>/* we know where the list is */</text:p>
      <text:p text:style-name="P1">} <text:tab/><text:tab/>/* for the other returns...??? */</text:p>
      <text:p text:style-name="P1"/>
      <text:p text:style-name="P1"/>
      <text:p text:style-name="P1">Q7 2010</text:p>
      <text:p text:style-name="P1">typedef struct student {</text:p>
      <text:p text:style-name="P1"><text:tab/>int id;</text:p>
      <text:p text:style-name="P1"><text:tab/>int age;</text:p>
      <text:p text:style-name="P1"><text:tab/>char gender;</text:p>
      <text:p text:style-name="P1">} Student;</text:p>
      <text:p text:style-name="P1"/>
      <text:p text:style-name="P1">int pack(Student *);</text:p>
      <text:p text:style-name="P1"/>
      <text:p text:style-name="P1">/*******************************************/</text:p>
      <text:p text:style-name="P1"/>
      <text:p text:style-name="P1">int pack(int id, int age, char g, char cr)</text:p>
      <text:p text:style-name="P1">{ </text:p>
      <text:p text:style-name="P1"><text:tab/>int student = 0; /* 00000000 ... 00000000 */</text:p>
      <text:p text:style-name="P1"><text:tab/>student |= (g=='M' || g=='m')? 1:0;</text:p>
      <text:p text:style-name="P1"><text:tab/>student |= age &lt;&lt; 2;</text:p>
      <text:p text:style-name="P1"><text:tab/>student |= id &lt;&lt; 8;</text:p>
      <text:p text:style-name="P1"><text:tab/>return student; /* contain packed info */</text:p>
      <text:p text:style-name="P1">}</text:p>
      <text:p text:style-name="P1"/>
      <text:p text:style-name="P1">Student unpack(int stu)</text:p>
      <text:p text:style-name="P1">{ </text:p>
      <text:p text:style-name="P1"><text:tab/>Student a;</text:p>
      <text:p text:style-name="P1"><text:tab/>int mask1=1, mask2 = 127, mask3 = 8388607;</text:p>
      <text:p text:style-name="P1"><text:tab/>/* 1 ‘1’, 7 ‘1’s, 23 ‘1’s */</text:p>
      <text:p text:style-name="P1"><text:tab/>a.gender = ((stu&amp;mask1)? 'M':'F');</text:p>
      <text:p text:style-name="P1"><text:tab/>a.classrep = ((stu&amp;(mask1&lt;&lt;1))&gt;&gt;1)? 'Y':'N';</text:p>
      <text:p text:style-name="P1"><text:tab/>a.age = ((stu&amp;(mask2&lt;&lt;2))&gt;&gt;2);</text:p>
      <text:p text:style-name="P1"><text:tab/>a.id = ((stu&amp;(mask3&lt;&lt;9))&gt;&gt;9);</text:p>
      <text:p text:style-name="P1"><text:tab/>return a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8 and B 2010</text:p>
      <text:p text:style-name="P1">void writelistintext (Node * pn) {</text:p>
      <text:p text:style-name="P1"><text:tab/>FILE *fpw;</text:p>
      <text:p text:style-name="P1"><text:tab/>char *filetow = "list.dat";</text:p>
      <text:p text:style-name="P1"><text:tab/>if((fpw = fopen(filetow, "w")) == NULL)</text:p>
      <text:p text:style-name="P1"><text:tab/><text:tab/>fprintf(stderr, "file %s could not be opened.\n", filetow);</text:p>
      <text:p text:style-name="P1"><text:tab/>else</text:p>
      <text:p text:style-name="P1"><text:tab/><text:tab/>for( ; pn != NULL; pn = pn-&gt;next)</text:p>
      <text:p text:style-name="P1"><text:tab/><text:tab/><text:tab/>fprintf(fpw, "%c \t %x \n", pn-&gt;data, pn-&gt;next);</text:p>
      <text:p text:style-name="P1"><text:tab/>fclose(fpw);</text:p>
      <text:p text:style-name="P1">}</text:p>
      <text:p text:style-name="P1"/>
      <text:p text:style-name="P1">void writelisttofile (Node * pn) {</text:p>
      <text:p text:style-name="P1"><text:tab/>FILE *fpw;</text:p>
      <text:p text:style-name="P1"><text:tab/>char *filetow = "list.dat";</text:p>
      <text:p text:style-name="P1"><text:tab/>if((fpw = fopen(filetow, "w")) == NULL)</text:p>
      <text:p text:style-name="P1"><text:tab/><text:tab/>fprintf(stderr, "file %s could not be opened.\n", filetow);</text:p>
      <text:p text:style-name="P1"><text:tab/>else</text:p>
      <text:p text:style-name="P1"><text:tab/><text:tab/>for( ; pn != NULL; pn = pn-&gt;next)</text:p>
      <text:p text:style-name="P1"><text:tab/><text:tab/><text:tab/>fwrite(pn, Node_Size, 1, fpw);</text:p>
      <text:p text:style-name="P1"><text:tab/>fclose(fpw);</text:p>
      <text:p text:style-name="P1">}</text:p>
      <text:p text:style-name="P1"/>
      <text:p text:style-name="P1"/>
      <text:p text:style-name="P1"/>
      <text:p text:style-name="P1"/>
      <text:p text:style-name="P1"/>
      <text:p text:style-name="P1">q4f 2011</text:p>
      <text:p text:style-name="P1">,typedef struct {</text:p>
      <text:p text:style-name="P1"><text:tab/>int i;</text:p>
      <text:p text:style-name="P1"><text:tab/>float f;</text:p>
      <text:p text:style-name="P1">} int_float;</text:p>
      <text:p text:style-name="P1"/>
      <text:p text:style-name="P1">int_float plus (int_float n1, int_float n2) {</text:p>
      <text:p text:style-name="P1"><text:tab/>int_float result;</text:p>
      <text:p text:style-name="P1"><text:tab/>result.i=(int)n1.i+n2.i;</text:p>
      <text:p text:style-name="P1"><text:tab/>result.f=(float)n1.f+n2.f;</text:p>
      <text:p text:style-name="P1"><text:tab/>return result;</text:p>
      <text:p text:style-name="P1">}</text:p>
      <text:p text:style-name="P1"/>
      <text:p text:style-name="P1"/>
      <text:p text:style-name="P1"/>
      <text:p text:style-name="P1"/>
      <text:p text:style-name="P1"/>
      <text:p text:style-name="P1"><text:soft-page-break/>q5a 2011</text:p>
      <text:p text:style-name="P1"/>
      <text:p text:style-name="P1">float max_diff(const float * a, int n) {</text:p>
      <text:p text:style-name="P1"><text:tab/>int i;</text:p>
      <text:p text:style-name="P1"><text:tab/>float max = 0, min = 0;</text:p>
      <text:p text:style-name="P1"><text:tab/>for (i=0; i&lt;n; i++) {</text:p>
      <text:p text:style-name="P1"><text:tab/><text:tab/>if (*(a+i) &gt; max) </text:p>
      <text:p text:style-name="P1"><text:tab/><text:tab/><text:tab/>max = *(a+i);</text:p>
      <text:p text:style-name="P1"><text:tab/>}</text:p>
      <text:p text:style-name="P1"><text:tab/></text:p>
      <text:p text:style-name="P1"><text:tab/>for (i=0; i&lt;n; i++) {</text:p>
      <text:p text:style-name="P1"><text:tab/><text:tab/>if (*(a+i) &lt; min) </text:p>
      <text:p text:style-name="P1"><text:tab/><text:tab/><text:tab/>min = *(a+i);</text:p>
      <text:p text:style-name="P1"><text:tab/>}</text:p>
      <text:p text:style-name="P1"><text:tab/></text:p>
      <text:p text:style-name="P1"><text:tab/>return (float) max - min;</text:p>
      <text:p text:style-name="P1">}</text:p>
      <text:p text:style-name="P1"/>
      <text:p text:style-name="P1">q5b 2011</text:p>
      <text:p text:style-name="P1"/>
      <text:p text:style-name="P1">int is_within(const char * str, char ch) {</text:p>
      <text:p text:style-name="P1"><text:tab/>while (*(str+i) != "\0") {</text:p>
      <text:p text:style-name="P1"><text:tab/><text:tab/>if (*(str+i) == ch) </text:p>
      <text:p text:style-name="P1"><text:tab/><text:tab/><text:tab/>return 1;</text:p>
      <text:p text:style-name="P1"><text:tab/><text:tab/>i++;</text:p>
      <text:p text:style-name="P1"><text:tab/>}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5D 2011</text:p>
      <text:p text:style-name="P1">#include &lt;stdio.h&gt;</text:p>
      <text:p text:style-name="P1">#include &lt;stdlib.h&gt;</text:p>
      <text:p text:style-name="P1"/>
      <text:p text:style-name="P1">void removeEs(FILE, FILE);</text:p>
      <text:p text:style-name="P1"/>
      <text:p text:style-name="P1">int main (char** args){</text:p>
      <text:p text:style-name="P1"><text:tab/>FILE fpr = fopen(args[0], “r”);</text:p>
      <text:p text:style-name="P1"><text:tab/>FILE fpw = fopen(args[1], “w”);</text:p>
      <text:p text:style-name="P1"><text:tab/>removeEs(fpr, fpw);</text:p>
      <text:p text:style-name="P1"><text:tab/>fclose(fpr);</text:p>
      <text:p text:style-name="P1"><text:tab/>fclose(fpw);</text:p>
      <text:p text:style-name="P1"><text:tab/>return 0;</text:p>
      <text:p text:style-name="P1">}</text:p>
      <text:p text:style-name="P1"/>
      <text:p text:style-name="P1"/>
      <text:p text:style-name="P1">void removeEs(FILE src, FILE dst) {</text:p>
      <text:p text:style-name="P1"><text:tab/>if(src == NULL || dst == NULL) {</text:p>
      <text:p text:style-name="P1"><text:tab/><text:tab/>printf(stderr, "files could not be opened/read.");</text:p>
      <text:p text:style-name="P1"><text:tab/><text:tab/>abort();</text:p>
      <text:p text:style-name="P1"><text:tab/>} else {</text:p>
      <text:p text:style-name="P1"><text:tab/><text:tab/>char c;</text:p>
      <text:p text:style-name="P1"><text:tab/><text:tab/>while((c=fgetc(src))!=EOF) {</text:p>
      <text:p text:style-name="P1"><text:tab/><text:tab/><text:tab/>if (c != 'e' &amp;&amp; c != 'E') {</text:p>
      <text:p text:style-name="P1"><text:tab/><text:tab/><text:tab/><text:tab/>fprintf(dst,"%c",c)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6A 2011</text:p>
      <text:p text:style-name="P1"/>
      <text:p text:style-name="P1"/>
      <text:p text:style-name="P1">#include &lt;stdlib.h&gt;</text:p>
      <text:p text:style-name="P1"/>
      <text:p text:style-name="P1">int main (){</text:p>
      <text:p text:style-name="P1"><text:tab/>int i, a, n = 32;</text:p>
      <text:p text:style-name="P1"><text:tab/>printf("Enter integer:");</text:p>
      <text:p text:style-name="P1"><text:tab/>scanf("%d", &amp;a);</text:p>
      <text:p text:style-name="P1"><text:tab/>int mask = 1&lt;&lt;(n-1); /* mask = 1000... */</text:p>
      <text:p text:style-name="P1"><text:tab/>for (i=1; i&lt;=n; i++)</text:p>
      <text:p text:style-name="P1"><text:tab/>{ </text:p>
      <text:p text:style-name="P1"><text:tab/><text:tab/>putchar((a &amp; mask)? '1':'0');</text:p>
      <text:p text:style-name="P1"><text:tab/><text:tab/>a &lt;&lt;=1; <text:tab/>/* shift next bit to leftmost*/</text:p>
      <text:p text:style-name="P1"><text:tab/><text:tab/>if (!(i%8)) /* for decoration */</text:p>
      <text:p text:style-name="P1"><text:tab/><text:tab/>{ </text:p>
      <text:p text:style-name="P1"><text:tab/><text:tab/><text:tab/>if (i&lt;n) putchar(' ');</text:p>
      <text:p text:style-name="P1"><text:tab/><text:tab/><text:tab/>if (i==n) putchar('\n')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6C 2011</text:p>
      <text:p text:style-name="P1"/>
      <text:p text:style-name="P1">#define Node_Size sizeof(Node)</text:p>
      <text:p text:style-name="P1"/>
      <text:p text:style-name="P1">typedef struct node</text:p>
      <text:p text:style-name="P1">{ </text:p>
      <text:p text:style-name="P1"><text:tab/>char data;</text:p>
      <text:p text:style-name="P1"><text:tab/>struct node *next;</text:p>
      <text:p text:style-name="P1">} Node;</text:p>
      <text:p text:style-name="P1">typedef char Data;</text:p>
      <text:p text:style-name="P1">typedef Node *ptrNode;</text:p>
      <text:p text:style-name="P1">typedef struct queue</text:p>
      <text:p text:style-name="P1">{ </text:p>
      <text:p text:style-name="P1"><text:tab/>int cnt; /* counts the number of nodes */</text:p>
      <text:p text:style-name="P1"><text:tab/>ptrNode front; /* points to the front node */</text:p>
      <text:p text:style-name="P1"><text:tab/>ptrNode rear; /* points to the rear node */</text:p>
      <text:p text:style-name="P1">} Queue;</text:p>
      <text:p text:style-name="P1">typedef Queue *ptrQueue;</text:p>
      <text:p text:style-name="P1"/>
      <text:p text:style-name="P1">void enqueue(Data, ptrQueue);</text:p>
      <text:p text:style-name="P1">Data dequeue(ptrQueue);</text:p>
      <text:p text:style-name="P1"/>
      <text:p text:style-name="P1">/***********************************/</text:p>
      <text:p text:style-name="P1"/>
      <text:p text:style-name="P1">void enqueue(Data d, ptrQueue q) {</text:p>
      <text:p text:style-name="P1"><text:tab/>ptrNode pn; /* to create a new node */</text:p>
      <text:p text:style-name="P1"><text:tab/>pn = malloc(Node_Size);</text:p>
      <text:p text:style-name="P1"><text:tab/>pn-&gt;data = d;</text:p>
      <text:p text:style-name="P1"><text:tab/>pn-&gt;next = NULL; /* the new node points to NULL */</text:p>
      <text:p text:style-name="P1"/>
      <text:p text:style-name="P1"><text:tab/>q-&gt;rear-&gt;next = pn; /* old rear to new rear node*/</text:p>
      <text:p text:style-name="P1"><text:tab/>q-&gt;rear = pn; /* update rear ptr of new rear node */</text:p>
      <text:p text:style-name="P1"/>
      <text:p text:style-name="P1"><text:tab/>q-&gt;cnt++;</text:p>
      <text:p text:style-name="P1">}</text:p>
      <text:p text:style-name="P1"/>
      <text:p text:style-name="P1">Data dequeue(ptrQueue q)</text:p>
      <text:p text:style-name="P1">{</text:p>
      <text:p text:style-name="P1"><text:tab/>Data d; /* to be used to store the data */</text:p>
      <text:p text:style-name="P1"><text:tab/>ptrNode tmp; /* to be used for handling the node*/</text:p>
      <text:p text:style-name="P1"><text:tab/><text:tab/><text:tab/><text:tab/>/* that is going to be deleted */</text:p>
      <text:p text:style-name="P1"><text:tab/>tmp = q-&gt;front; /* tmp has the address of the node */</text:p>
      <text:p text:style-name="P1"><text:tab/><text:tab/><text:tab/><text:tab/><text:tab/>/* that is going to be deleted */</text:p>
      <text:p text:style-name="P1"><text:soft-page-break/><text:tab/>d = tmp-&gt;data;</text:p>
      <text:p text:style-name="P1"><text:tab/>q-&gt;front = tmp-&gt;next; /*updating the new front node*/</text:p>
      <text:p text:style-name="P1"><text:tab/>q-&gt;cnt--;</text:p>
      <text:p text:style-name="P1"><text:tab/>free(tmp); /* do not forget this */</text:p>
      <text:p text:style-name="P1"><text:tab/>return d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//• Packing/unpacking data</text:p>
      <text:p text:style-name="P3">/* pack a structure into an integer */</text:p>
      <text:p text:style-name="P3">typedef struct student {</text:p>
      <text:p text:style-name="P3"><text:tab/>int id;</text:p>
      <text:p text:style-name="P3"><text:tab/>int age;</text:p>
      <text:p text:style-name="P3"><text:tab/>char gender;</text:p>
      <text:p text:style-name="P3"><text:tab/>char classrep;</text:p>
      <text:p text:style-name="P3">} Student;</text:p>
      <text:p text:style-name="P3"/>
      <text:p text:style-name="P3">int pack(int id, int age, char cr, char g);</text:p>
      <text:p text:style-name="P3">Student unpack(int stu);</text:p>
      <text:p text:style-name="P3">void bitprint(int a);</text:p>
      <text:p text:style-name="P3">27/05/2015 33</text:p>
      <text:p text:style-name="P3">//Masks</text:p>
      <text:p text:style-name="P3">//• Packing/unpacking data</text:p>
      <text:p text:style-name="P3">//– Packing</text:p>
      <text:p text:style-name="P3">/* id(23bits), age(7bits), */</text:p>
      <text:p text:style-name="P3">/* gender(1bit), classrep(1bit) */</text:p>
      <text:p text:style-name="P3"/>
      <text:p text:style-name="P3">int <text:span text:style-name="T1">pack</text:span>(int id, int age, char g, char cr)</text:p>
      <text:p text:style-name="P3">{ </text:p>
      <text:p text:style-name="P3"><text:tab/>int student = 0; /* 00000000 ... 00000000 */</text:p>
      <text:p text:style-name="P3"><text:tab/>student |= (g=='M' || g=='m')? 1:0;</text:p>
      <text:p text:style-name="P3"><text:tab/>student |= ((cr=='Y' || cr=='y')? 1:0) &lt;&lt; 1;</text:p>
      <text:p text:style-name="P3"><text:tab/>student |= age &lt;&lt; 2;</text:p>
      <text:p text:style-name="P3"><text:tab/>student |= id &lt;&lt; 9;</text:p>
      <text:p text:style-name="P3"><text:tab/>return student; /* contain packed info */</text:p>
      <text:p text:style-name="P3">}</text:p>
      <text:p text:style-name="P3"/>
      <text:p text:style-name="P3">/* id(23), age(7), gender(1), classrep(1) */</text:p>
      <text:p text:style-name="P3">Student<text:span text:style-name="T1"> unpack</text:span>(int stu)</text:p>
      <text:p text:style-name="P3">{ </text:p>
      <text:p text:style-name="P3"><text:tab/>Student a;</text:p>
      <text:p text:style-name="P3"><text:tab/>int mask1=1, mask2 = 127, mask3 = 8388607;</text:p>
      <text:p text:style-name="P3"><text:tab/>/* 1 ‘1’, 7 ‘1’s, 23 ‘1’s */</text:p>
      <text:p text:style-name="P3"><text:tab/>a.gender = ((stu&amp;mask1)? 'M':'F');</text:p>
      <text:p text:style-name="P3"><text:tab/>a.classrep = (stu&amp;(mask1&lt;&lt;1))? 'Y':'N';</text:p>
      <text:p text:style-name="P3"><text:tab/>a.age = ((stu&amp;(mask2&lt;&lt;2))&gt;&gt;2);</text:p>
      <text:p text:style-name="P3"><text:tab/>a.id = ((stu&amp;(mask3&lt;&lt;9))&gt;&gt;9);</text:p>
      <text:p text:style-name="P3"><text:tab/>return a;</text:p>
      <text:p text:style-name="P3">}</text:p>
      <text:p text:style-name="P3"/>
      <text:p text:style-name="P3"/>
      <text:p text:style-name="P3"><text:soft-page-break/></text:p>
      <text:p text:style-name="P6">//An example (print an int in bits)</text:p>
      <text:p text:style-name="P3">int i, a, n = 32;</text:p>
      <text:p text:style-name="P3">scanf("%d", &amp;a);</text:p>
      <text:p text:style-name="P3">int mask = 1&lt;&lt;(n-1); /* mask = 1000... */</text:p>
      <text:p text:style-name="P3">for (i=1; i&lt;=n; i++)</text:p>
      <text:p text:style-name="P3">{ </text:p>
      <text:p text:style-name="P3"><text:tab/>putchar((a &amp; mask)? '1':'0');</text:p>
      <text:p text:style-name="P3"><text:tab/>a &lt;&lt;=1; /* shift next bit to leftmost*/</text:p>
      <text:p text:style-name="P3"><text:tab/>if (!(i%8)){ </text:p>
      <text:p text:style-name="P3"><text:tab/><text:tab/>if (i&lt;n) putchar(' ');</text:p>
      <text:p text:style-name="P3"><text:tab/>if (i==n) putchar('\n');</text:p>
      <text:p text:style-name="P3"><text:tab/>}</text:p>
      <text:p text:style-name="P3">}</text:p>
      <text:p text:style-name="P3"/>
      <text:p text:style-name="P3">/* Change the case of letters in a file. */</text:p>
      <text:p text:style-name="P3">#include &lt;ctype.h&gt;</text:p>
      <text:p text:style-name="P3">#include &lt;fcntl.h&gt;</text:p>
      <text:p text:style-name="P3">#include &lt;unistd.h&gt; /* use io.h in MS_DOS */</text:p>
      <text:p text:style-name="P3">#define BUFSIZE 1024</text:p>
      <text:p text:style-name="P3">int main(int argc, char **argv)</text:p>
      <text:p text:style-name="P3">{</text:p>
      <text:p text:style-name="P3"><text:tab/>char mybuf[BUFSIZE], *p;</text:p>
      <text:p text:style-name="P3"><text:tab/>int in_fd, out_fd, n;</text:p>
      <text:p text:style-name="P3"/>
      <text:p text:style-name="P3"><text:tab/>in_fd = open(argv[1], O_RDONLY);</text:p>
      <text:p text:style-name="P3"><text:tab/>out_fd = open(argv[2], O_WRONLY | O_EXCL | O_CREAT, 0600);</text:p>
      <text:p text:style-name="P3"><text:tab/>while ((n = read(in_fd, mybuf, BUFSIZE)) &gt; 0) {</text:p>
      <text:p text:style-name="P3"><text:tab/><text:tab/>for (p = mybuf; p - mybuf &lt; n; ++p)</text:p>
      <text:p text:style-name="P3"><text:tab/><text:tab/><text:tab/>if (islower(*p))</text:p>
      <text:p text:style-name="P3"><text:tab/><text:tab/><text:tab/>*p = toupper(*p);</text:p>
      <text:p text:style-name="P3"><text:tab/><text:tab/><text:tab/>else if (isupper(*p))</text:p>
      <text:p text:style-name="P3"><text:tab/><text:tab/><text:tab/>*p = tolower(*p);</text:p>
      <text:p text:style-name="P3"><text:tab/><text:tab/><text:tab/>write(out_fd, mybuf, n);</text:p>
      <text:p text:style-name="P3">}</text:p>
      <text:p text:style-name="P3">close(in_fd);</text:p>
      <text:p text:style-name="P3">close(out_fd);</text:p>
      <text:p text:style-name="P3">return 0;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bool isfull(ptrQueue q) {</text:p>
      <text:p text:style-name="P4"><text:tab/>return((bool)(q-&gt;cnt==FULL));</text:p>
      <text:p text:style-name="P4">}</text:p>
      <text:p text:style-name="P4">bool isempty(ptrQueue q) {</text:p>
      <text:p text:style-name="P4"><text:tab/>return((bool)(q-&gt;cnt==EMPTY));</text:p>
      <text:p text:style-name="P4">}</text:p>
      <text:p text:style-name="P4">void initialise(ptrQueue q){</text:p>
      <text:p text:style-name="P4"><text:tab/>q-&gt;cnt = 0;</text:p>
      <text:p text:style-name="P4"><text:tab/>q-&gt;front = NULL;</text:p>
      <text:p text:style-name="P4"><text:tab/>q-&gt;rear = NULL;</text:p>
      <text:p text:style-name="P4">}</text:p>
      <text:p text:style-name="P4">typedef struct node</text:p>
      <text:p text:style-name="P4">{ </text:p>
      <text:p text:style-name="P4"><text:tab/>char data; /* data field */</text:p>
      <text:p text:style-name="P4"><text:tab/>struct node *next; /* point to next node */</text:p>
      <text:p text:style-name="P4">} Node;</text:p>
      <text:p text:style-name="P4">typedef char Data;</text:p>
      <text:p text:style-name="P4">typedef Node *ptrNode;</text:p>
      <text:p text:style-name="P4"/>
      <text:p text:style-name="P4">//• Node template (header node)</text:p>
      <text:p text:style-name="P4">typedef struct queue</text:p>
      <text:p text:style-name="P4">{ </text:p>
      <text:p text:style-name="P4"><text:tab/>int cnt; /* count the number of nodes */</text:p>
      <text:p text:style-name="P4"><text:tab/>ptrNode front;/* point to the front of the list */</text:p>
      <text:p text:style-name="P4"><text:tab/>ptrNode rear; /* point to the rear of the list */</text:p>
      <text:p text:style-name="P4">} Queue;</text:p>
      <text:p text:style-name="P4">typedef Queue *ptrQueue;</text:p>
      <text:p text:style-name="P4"/>
      <text:p text:style-name="P5">void enqueue(Data d, ptrQueue q)</text:p>
      <text:p text:style-name="P4">{ ...</text:p>
      <text:p text:style-name="P4"><text:tab/>ptrNode pn; /* to create a new node */</text:p>
      <text:p text:style-name="P4"><text:tab/>pn = malloc(Node_Size);</text:p>
      <text:p text:style-name="P4"><text:tab/>pn-&gt;data = d;</text:p>
      <text:p text:style-name="P4"><text:tab/>pn-&gt;next = NULL; /* the new node points to NULL */</text:p>
      <text:p text:style-name="P4"><text:tab/><text:tab/>/* no one yet */</text:p>
      <text:p text:style-name="P4"><text:tab/>if(isempty(q)) { /* the very first node */</text:p>
      <text:p text:style-name="P4"><text:tab/><text:tab/>q-&gt;front = q-&gt;rear = pn;</text:p>
      <text:p text:style-name="P4"><text:tab/>} else {</text:p>
      <text:p text:style-name="P4"><text:tab/><text:tab/><text:tab/>q-&gt;rear-&gt;next = pn; /* who is pointing to who? */</text:p>
      <text:p text:style-name="P4"><text:tab/><text:tab/><text:tab/>q-&gt;rear = pn;</text:p>
      <text:p text:style-name="P4"><text:tab/><text:tab/>}</text:p>
      <text:p text:style-name="P4"><text:tab/>q-&gt;cnt++;</text:p>
      <text:p text:style-name="P4">}</text:p>
      <text:p text:style-name="P4"/>
      <text:p text:style-name="P4"><text:soft-page-break/></text:p>
      <text:p text:style-name="P4"/>
      <text:p text:style-name="P5">Data dequeue(ptrQueue q)</text:p>
      <text:p text:style-name="P4">{ </text:p>
      <text:p text:style-name="P4"><text:tab/>* delete a node in the front and return its data */</text:p>
      <text:p text:style-name="P4"><text:tab/>Data d; /* to be used to store the data */</text:p>
      <text:p text:style-name="P4"><text:tab/>ptrNode tmp; /* to be used for handling the node*/</text:p>
      <text:p text:style-name="P4"><text:tab/>/* that is going to be deleted */</text:p>
      <text:p text:style-name="P4"><text:tab/>tmp = q-&gt;front; /* tmp has the address of the node */</text:p>
      <text:p text:style-name="P4"><text:tab/>/* that is going to be deleted */</text:p>
      <text:p text:style-name="P4"><text:tab/>d = tmp-&gt;data;</text:p>
      <text:p text:style-name="P4"><text:tab/>q-&gt;front = tmp-&gt;next; /*updating the new front node*/</text:p>
      <text:p text:style-name="P4"><text:tab/>q-&gt;cnt--;</text:p>
      <text:p text:style-name="P4"><text:tab/>free(tmp); /* do not forget this */</text:p>
      <text:p text:style-name="P4"><text:tab/>return d;</text:p>
      <text:p text:style-name="P4">}</text:p>
      <text:p text:style-name="P7"/>
      <text:p text:style-name="P8">#include &lt;stdlib.h&gt;</text:p>
      <text:p text:style-name="P9">#include &lt;stdio.h&gt;</text:p>
      <text:p text:style-name="P10">/* echo command-line arguments; 1st version */</text:p>
      <text:p text:style-name="P9">int main(int argc, char *argv[])</text:p>
      <text:p text:style-name="P9">{</text:p>
      <text:p text:style-name="P11"><text:s text:c="2"/><text:span text:style-name="T8">int i;</text:span></text:p>
      <text:p text:style-name="P11"><text:s text:c="2"/><text:span text:style-name="T8">for (i = 1; i &lt; argc-1; i++)</text:span></text:p>
      <text:p text:style-name="P11"><text:s text:c="2"/><text:span text:style-name="T8">{</text:span></text:p>
      <text:p text:style-name="P11"><text:s text:c="4"/><text:span text:style-name="T8">(void) printf("%s%s", argv[i], " ");</text:span></text:p>
      <text:p text:style-name="P11"><text:s text:c="2"/><text:span text:style-name="T8">}</text:span></text:p>
      <text:p text:style-name="P11"><text:s text:c="2"/><text:span text:style-name="T8">(void) printf("%s%s", argv[argc-1], "</text:span><text:span text:style-name="T9">\n</text:span><text:span text:style-name="T8">");</text:span></text:p>
      <text:p text:style-name="P11"><text:s text:c="2"/><text:span text:style-name="T8">return EXIT_SUCCESS;</text:span></text:p>
      <text:p text:style-name="P9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25cm" fo:margin-bottom="0.377cm" fo:margin-left="0.404cm" fo:margin-right="0.58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16:55:26.767034557</meta:creation-date>
    <meta:print-date>2015-06-13T19:49:21.704045553</meta:print-date>
    <dc:date>2015-06-13T19:58:28.774354031</dc:date>
    <meta:editing-duration>PT1H35M29S</meta:editing-duration>
    <meta:editing-cycles>2</meta:editing-cycles>
    <meta:generator>LibreOffice/4.4.3.2$Linux_X86_64 LibreOffice_project/88805f81e9fe61362df02b9941de8e38a9b5fd16</meta:generator>
    <meta:document-statistic meta:table-count="0" meta:image-count="0" meta:object-count="0" meta:page-count="16" meta:paragraph-count="392" meta:word-count="1601" meta:character-count="9038" meta:non-whitespace-character-count="7422"/>
  </office:meta>
</office:document-meta>
</file>